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text:line-break/>&lt;html lang="pt-BR"&gt;<text:line-break/>&lt;head&gt;<text:line-break/> <text:s/>&lt;meta charset="UTF-8"&gt;<text:line-break/> <text:s/>&lt;meta name="viewport" content="width=device-width, initial-scale=1.0"&gt;<text:line-break/> <text:s/>&lt;title&gt;Agenda Automatizada&lt;/title&gt;<text:line-break/> <text:s/>&lt;link rel="stylesheet" href="styles.css"&gt;<text:line-break/>&lt;/head&gt;<text:line-break/>&lt;body&gt;<text:line-break/> <text:s/>&lt;h1&gt;Agenda Automatizada&lt;/h1&gt;<text:line-break/> <text:s/>&lt;div id="agenda"&gt;<text:line-break/> <text:s text:c="3"/>&lt;h2&gt;Adicionar Compromisso&lt;/h2&gt;<text:line-break/> <text:s text:c="3"/>&lt;form id="agenda-form"&gt;<text:line-break/> <text:s text:c="5"/>&lt;label for="titulo"&gt;Título:&lt;/label&gt;<text:line-break/> <text:s text:c="5"/>&lt;input type="text" id="titulo" required&gt;&lt;br&gt;<text:line-break/> <text:s text:c="5"/><text:line-break/> <text:s text:c="5"/>&lt;label for="data"&gt;Data:&lt;/label&gt;<text:line-break/> <text:s text:c="5"/>&lt;input type="date" id="data" required&gt;&lt;br&gt;<text:line-break/> <text:s text:c="5"/><text:line-break/> <text:s text:c="5"/>&lt;label for="hora"&gt;Hora:&lt;/label&gt;<text:line-break/> <text:s text:c="5"/>&lt;input type="time" id="hora" required&gt;&lt;br&gt;<text:line-break/> <text:s text:c="5"/><text:line-break/> <text:s text:c="5"/>&lt;button type="submit"&gt;Adicionar&lt;/button&gt;<text:line-break/> <text:s text:c="3"/>&lt;/form&gt;<text:line-break/><text:line-break/> <text:s text:c="3"/>&lt;h2&gt;Compromissos&lt;/h2&gt;<text:line-break/> <text:s text:c="3"/>&lt;ul id="lista-compromissos"&gt;&lt;/ul&gt;<text:line-break/> <text:s/>&lt;/div&gt;<text:line-break/> <text:s/>&lt;script src="script.js"&gt;&lt;/script&gt;<text:line-break/>&lt;/body&gt;<text:line-break/>&lt;/html&gt;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06T10:01:50.743000000</dc:date>
    <meta:editing-duration>PT5S</meta:editing-duration>
    <meta:editing-cycles>1</meta:editing-cycles>
    <meta:document-statistic meta:table-count="0" meta:image-count="0" meta:object-count="0" meta:page-count="1" meta:paragraph-count="1" meta:word-count="55" meta:character-count="824" meta:non-whitespace-character-count="669"/>
    <meta:generator>LibreOffice/7.1.5.2$Windows_X86_64 LibreOffice_project/85f04e9f809797b8199d13c421bd8a2b025d52b5</meta:generator>
  </office:meta>
</office:document-meta>
</file>